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1.2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8.52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ep_bigrams_stat.manual fq&gt;=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3"/>
        <table:table-column table:style-name="co8" table:number-columns-repeated="1009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db</text:p>
          </table:table-cell>
          <table:table-cell table:style-name="ce1"/>
          <table:table-cell table:style-name="ce1" office:value-type="string" calcext:value-type="string">
            <text:p>db (norm)</text:p>
          </table:table-cell>
          <table:table-cell table:style-name="ce1"/>
          <table:table-cell table:style-name="ce1" office:value-type="string" calcext:value-type="string">
            <text:p>össz</text:p>
          </table:table-cell>
          <table:table-cell table:style-name="ce2" office:value-type="string" calcext:value-type="string">
            <text:p>korm</text:p>
          </table:table-cell>
          <table:table-cell table:style-name="ce2" office:value-type="string" calcext:value-type="string">
            <text:p>elle</text:p>
          </table:table-cell>
          <table:table-cell table:style-name="ce1"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rüsszeli.elit.NOUN</text:p>
          </table:table-cell>
          <table:table-cell office:value-type="string" calcext:value-type="string">
            <text:p>k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]+[.G2]" office:value-type="float" office:value="40" calcext:value-type="float">
            <text:p>40</text:p>
          </table:table-cell>
          <table:table-cell table:formula="of:=[.E2]/[.G2]" office:value-type="string" office:string-value="" calcext:value-type="error">
            <text:p>#ZÉRÓOSZTÓ!</text:p>
          </table:table-cell>
          <table:table-cell table:formula="of:=[.G2]/[.E2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rüsszelből.kap.VERB</text:p>
          </table:table-cell>
          <table:table-cell office:value-type="string" calcext:value-type="string">
            <text:p>kor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]+[.G3]" office:value-type="float" office:value="31" calcext:value-type="float">
            <text:p>31</text:p>
          </table:table-cell>
          <table:table-cell table:formula="of:=[.E3]/[.G3]" office:value-type="string" office:string-value="" calcext:value-type="error">
            <text:p>#ZÉRÓOSZTÓ!</text:p>
          </table:table-cell>
          <table:table-cell table:formula="of:=[.G3]/[.E3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rüsszeli.intézmény.NOUN</text:p>
          </table:table-cell>
          <table:table-cell office:value-type="string" calcext:value-type="string">
            <text:p>kor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+[.G4]" office:value-type="float" office:value="21" calcext:value-type="float">
            <text:p>21</text:p>
          </table:table-cell>
          <table:table-cell table:formula="of:=[.E4]/[.G4]" office:value-type="string" office:string-value="" calcext:value-type="error">
            <text:p>#ZÉRÓOSZTÓ!</text:p>
          </table:table-cell>
          <table:table-cell table:formula="of:=[.G4]/[.E4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rüsszeli.politikus.NOUN</text:p>
          </table:table-cell>
          <table:table-cell office:value-type="string" calcext:value-type="string">
            <text:p>k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5]+[.G5]" office:value-type="float" office:value="34" calcext:value-type="float">
            <text:p>34</text:p>
          </table:table-cell>
          <table:table-cell table:formula="of:=[.E5]/[.G5]" office:value-type="float" office:value="7.5" calcext:value-type="float">
            <text:p>7,50</text:p>
          </table:table-cell>
          <table:table-cell table:formula="of:=[.G5]/[.E5]" office:value-type="float" office:value="0.133333333333333" calcext:value-type="float">
            <text:p>0,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rüsszelben.dolgozik.VERB</text:p>
          </table:table-cell>
          <table:table-cell office:value-type="string" calcext:value-type="string">
            <text:p>kor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6]+[.G6]" office:value-type="float" office:value="26" calcext:value-type="float">
            <text:p>26</text:p>
          </table:table-cell>
          <table:table-cell table:formula="of:=[.E6]/[.G6]" office:value-type="float" office:value="5.5" calcext:value-type="float">
            <text:p>5,50</text:p>
          </table:table-cell>
          <table:table-cell table:formula="of:=[.G6]/[.E6]" office:value-type="float" office:value="0.181818181818182" calcext:value-type="float">
            <text:p>0,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üsszeli.politika.NOUN</text:p>
          </table:table-cell>
          <table:table-cell office:value-type="string" calcext:value-type="string">
            <text:p>ko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l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7]+[.G7]" office:value-type="float" office:value="152" calcext:value-type="float">
            <text:p>152</text:p>
          </table:table-cell>
          <table:table-cell table:formula="of:=[.E7]/[.G7]" office:value-type="float" office:value="5.33333333333333" calcext:value-type="float">
            <text:p>5,33</text:p>
          </table:table-cell>
          <table:table-cell table:formula="of:=[.G7]/[.E7]" office:value-type="float" office:value="0.1875" calcext:value-type="float">
            <text:p>0,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rüsszeli.vezető.NOUN</text:p>
          </table:table-cell>
          <table:table-cell office:value-type="string" calcext:value-type="string">
            <text:p>kor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]+[.G8]" office:value-type="float" office:value="23" calcext:value-type="float">
            <text:p>23</text:p>
          </table:table-cell>
          <table:table-cell table:formula="of:=[.E8]/[.G8]" office:value-type="float" office:value="4.75" calcext:value-type="float">
            <text:p>4,75</text:p>
          </table:table-cell>
          <table:table-cell table:formula="of:=[.G8]/[.E8]" office:value-type="float" office:value="0.210526315789474" calcext:value-type="float">
            <text:p>0,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üsszeli.javaslat.NOUN</text:p>
          </table:table-cell>
          <table:table-cell office:value-type="string" calcext:value-type="string">
            <text:p>k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9]+[.G9]" office:value-type="float" office:value="22" calcext:value-type="float">
            <text:p>22</text:p>
          </table:table-cell>
          <table:table-cell table:formula="of:=[.E9]/[.G9]" office:value-type="float" office:value="4.5" calcext:value-type="float">
            <text:p>4,50</text:p>
          </table:table-cell>
          <table:table-cell table:formula="of:=[.G9]/[.E9]" office:value-type="float" office:value="0.222222222222222" calcext:value-type="float">
            <text:p>0,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rüsszel.tesz.VERB</text:p>
          </table:table-cell>
          <table:table-cell office:value-type="string" calcext:value-type="string">
            <text:p>kor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0]+[.G10]" office:value-type="float" office:value="25" calcext:value-type="float">
            <text:p>25</text:p>
          </table:table-cell>
          <table:table-cell table:formula="of:=[.E10]/[.G10]" office:value-type="float" office:value="3.16666666666667" calcext:value-type="float">
            <text:p>3,17</text:p>
          </table:table-cell>
          <table:table-cell table:formula="of:=[.G10]/[.E10]" office:value-type="float" office:value="0.31578947368421" calcext:value-type="float">
            <text:p>0,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rüsszeli.döntéshozó.NOUN</text:p>
          </table:table-cell>
          <table:table-cell office:value-type="string" calcext:value-type="string">
            <text:p>kor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1]+[.G11]" office:value-type="float" office:value="30" calcext:value-type="float">
            <text:p>30</text:p>
          </table:table-cell>
          <table:table-cell table:formula="of:=[.E11]/[.G11]" office:value-type="float" office:value="2.75" calcext:value-type="float">
            <text:p>2,75</text:p>
          </table:table-cell>
          <table:table-cell table:formula="of:=[.G11]/[.E11]" office:value-type="float" office:value="0.363636363636364" calcext:value-type="float">
            <text:p>0,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üsszeli.Bizottság.PROPN</text:p>
          </table:table-cell>
          <table:table-cell office:value-type="string" calcext:value-type="string">
            <text:p>kor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12]+[.G12]" office:value-type="float" office:value="43" calcext:value-type="float">
            <text:p>43</text:p>
          </table:table-cell>
          <table:table-cell table:formula="of:=[.E12]/[.G12]" office:value-type="float" office:value="2.58333333333333" calcext:value-type="float">
            <text:p>2,58</text:p>
          </table:table-cell>
          <table:table-cell table:formula="of:=[.G12]/[.E12]" office:value-type="float" office:value="0.387096774193548" calcext:value-type="float">
            <text:p>0,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üsszeli.szankció.NOUN</text:p>
          </table:table-cell>
          <table:table-cell office:value-type="string" calcext:value-type="string">
            <text:p>kor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le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E13]+[.G13]" office:value-type="float" office:value="193" calcext:value-type="float">
            <text:p>193</text:p>
          </table:table-cell>
          <table:table-cell table:formula="of:=[.E13]/[.G13]" office:value-type="float" office:value="2.57407407407407" calcext:value-type="float">
            <text:p>2,57</text:p>
          </table:table-cell>
          <table:table-cell table:formula="of:=[.G13]/[.E13]" office:value-type="float" office:value="0.388489208633094" calcext:value-type="float">
            <text:p>0,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rüsszeli.bürokrácia.NOUN</text:p>
          </table:table-cell>
          <table:table-cell office:value-type="string" calcext:value-type="string">
            <text:p>ko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14]+[.G14]" office:value-type="float" office:value="47" calcext:value-type="float">
            <text:p>47</text:p>
          </table:table-cell>
          <table:table-cell table:formula="of:=[.E14]/[.G14]" office:value-type="float" office:value="2.35714285714286" calcext:value-type="float">
            <text:p>2,36</text:p>
          </table:table-cell>
          <table:table-cell table:formula="of:=[.G14]/[.E14]" office:value-type="float" office:value="0.424242424242424" calcext:value-type="float">
            <text:p>0,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üsszeli.bürokrata.NOUN</text:p>
          </table:table-cell>
          <table:table-cell office:value-type="string" calcext:value-type="string">
            <text:p>kor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le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E15]+[.G15]" office:value-type="float" office:value="169" calcext:value-type="float">
            <text:p>169</text:p>
          </table:table-cell>
          <table:table-cell table:formula="of:=[.E15]/[.G15]" office:value-type="float" office:value="2.25" calcext:value-type="float">
            <text:p>2,25</text:p>
          </table:table-cell>
          <table:table-cell table:formula="of:=[.G15]/[.E15]" office:value-type="float" office:value="0.444444444444444" calcext:value-type="float">
            <text:p>0,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üsszeli.döntés.NOUN</text:p>
          </table:table-cell>
          <table:table-cell office:value-type="string" calcext:value-type="string">
            <text:p>kor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16]+[.G16]" office:value-type="float" office:value="38" calcext:value-type="float">
            <text:p>38</text:p>
          </table:table-cell>
          <table:table-cell table:formula="of:=[.E16]/[.G16]" office:value-type="float" office:value="2.16666666666667" calcext:value-type="float">
            <text:p>2,17</text:p>
          </table:table-cell>
          <table:table-cell table:formula="of:=[.G16]/[.E16]" office:value-type="float" office:value="0.461538461538462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rüsszeli.terv.NOUN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7]+[.G17]" office:value-type="float" office:value="19" calcext:value-type="float">
            <text:p>19</text:p>
          </table:table-cell>
          <table:table-cell table:formula="of:=[.E17]/[.G17]" office:value-type="float" office:value="2.16666666666667" calcext:value-type="float">
            <text:p>2,17</text:p>
          </table:table-cell>
          <table:table-cell table:formula="of:=[.G17]/[.E17]" office:value-type="float" office:value="0.461538461538462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üsszelben.van.VERB</text:p>
          </table:table-cell>
          <table:table-cell office:value-type="string" calcext:value-type="string">
            <text:p>kor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18]+[.G18]" office:value-type="float" office:value="54" calcext:value-type="float">
            <text:p>54</text:p>
          </table:table-cell>
          <table:table-cell table:formula="of:=[.E18]/[.G18]" office:value-type="float" office:value="1.7" calcext:value-type="float">
            <text:p>1,70</text:p>
          </table:table-cell>
          <table:table-cell table:formula="of:=[.G18]/[.E18]" office:value-type="float" office:value="0.588235294117647" calcext:value-type="float">
            <text:p>0,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rüsszel.akar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9]+[.G19]" office:value-type="float" office:value="16" calcext:value-type="float">
            <text:p>16</text:p>
          </table:table-cell>
          <table:table-cell table:formula="of:=[.E19]/[.G19]" office:value-type="float" office:value="1.66666666666667" calcext:value-type="float">
            <text:p>1,67</text:p>
          </table:table-cell>
          <table:table-cell table:formula="of:=[.G19]/[.E19]" office:value-type="float" office:value="0.6" calcext:value-type="float">
            <text:p>0,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üsszelben.képvisel.VERB</text:p>
          </table:table-cell>
          <table:table-cell office:value-type="string" calcext:value-type="string">
            <text:p>ko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l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20]+[.G20]" office:value-type="float" office:value="63" calcext:value-type="float">
            <text:p>63</text:p>
          </table:table-cell>
          <table:table-cell table:formula="of:=[.E20]/[.G20]" office:value-type="float" office:value="1.625" calcext:value-type="float">
            <text:p>1,63</text:p>
          </table:table-cell>
          <table:table-cell table:formula="of:=[.G20]/[.E20]" office:value-type="float" office:value="0.615384615384615" calcext:value-type="float">
            <text:p>0,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rüsszelben.tesz.VERB</text:p>
          </table:table-cell>
          <table:table-cell office:value-type="string" calcext:value-type="string">
            <text:p>ko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21]+[.G21]" office:value-type="float" office:value="29" calcext:value-type="float">
            <text:p>29</text:p>
          </table:table-cell>
          <table:table-cell table:formula="of:=[.E21]/[.G21]" office:value-type="float" office:value="1.41666666666667" calcext:value-type="float">
            <text:p>1,42</text:p>
          </table:table-cell>
          <table:table-cell table:formula="of:=[.G21]/[.E21]" office:value-type="float" office:value="0.705882352941176" calcext:value-type="float">
            <text:p>0,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rüsszelből.érkezik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22]+[.G22]" office:value-type="float" office:value="23" calcext:value-type="float">
            <text:p>23</text:p>
          </table:table-cell>
          <table:table-cell table:formula="of:=[.E22]/[.G22]" office:value-type="float" office:value="1.3" calcext:value-type="float">
            <text:p>1,30</text:p>
          </table:table-cell>
          <table:table-cell table:formula="of:=[.G22]/[.E22]" office:value-type="float" office:value="0.769230769230769" calcext:value-type="float">
            <text:p>0,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rüsszelbe.küld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23]+[.G23]" office:value-type="float" office:value="23" calcext:value-type="float">
            <text:p>23</text:p>
          </table:table-cell>
          <table:table-cell table:formula="of:=[.E23]/[.G23]" office:value-type="float" office:value="1.3" calcext:value-type="float">
            <text:p>1,30</text:p>
          </table:table-cell>
          <table:table-cell table:formula="of:=[.G23]/[.E23]" office:value-type="float" office:value="0.769230769230769" calcext:value-type="float">
            <text:p>0,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üsszeli.forrás.NOUN</text:p>
          </table:table-cell>
          <table:table-cell office:value-type="string" calcext:value-type="string">
            <text:p>k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l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24]+[.G24]" office:value-type="float" office:value="34" calcext:value-type="float">
            <text:p>34</text:p>
          </table:table-cell>
          <table:table-cell table:formula="of:=[.E24]/[.G24]" office:value-type="float" office:value="1.125" calcext:value-type="float">
            <text:p>1,13</text:p>
          </table:table-cell>
          <table:table-cell table:formula="of:=[.G24]/[.E24]" office:value-type="float" office:value="0.888888888888889" calcext:value-type="float">
            <text:p>0,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üsszelben.mond.VERB</text:p>
          </table:table-cell>
          <table:table-cell office:value-type="string" calcext:value-type="string">
            <text:p>k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25]+[.G25]" office:value-type="float" office:value="36" calcext:value-type="float">
            <text:p>36</text:p>
          </table:table-cell>
          <table:table-cell table:formula="of:=[.E25]/[.G25]" office:value-type="float" office:value="0.8" calcext:value-type="float">
            <text:p>0,80</text:p>
          </table:table-cell>
          <table:table-cell table:formula="of:=[.G25]/[.E25]" office:value-type="float" office:value="1.25" calcext:value-type="float">
            <text:p>1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rüsszelben.dönt.VERB</text:p>
          </table:table-cell>
          <table:table-cell office:value-type="string" calcext:value-type="string">
            <text:p>k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26]+[.G26]" office:value-type="float" office:value="25" calcext:value-type="float">
            <text:p>25</text:p>
          </table:table-cell>
          <table:table-cell table:formula="of:=[.E26]/[.G26]" office:value-type="float" office:value="0.785714285714286" calcext:value-type="float">
            <text:p>0,79</text:p>
          </table:table-cell>
          <table:table-cell table:formula="of:=[.G26]/[.E26]" office:value-type="float" office:value="1.27272727272727" calcext:value-type="float">
            <text:p>1,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üsszel.ad.VERB</text:p>
          </table:table-cell>
          <table:table-cell office:value-type="string" calcext:value-type="string">
            <text:p>kor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l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27]+[.G27]" office:value-type="float" office:value="30" calcext:value-type="float">
            <text:p>30</text:p>
          </table:table-cell>
          <table:table-cell table:formula="of:=[.E27]/[.G27]" office:value-type="float" office:value="0.666666666666667" calcext:value-type="float">
            <text:p>0,67</text:p>
          </table:table-cell>
          <table:table-cell table:formula="of:=[.G27]/[.E27]"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rüsszel.van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28]+[.G28]" office:value-type="float" office:value="26" calcext:value-type="float">
            <text:p>26</text:p>
          </table:table-cell>
          <table:table-cell table:formula="of:=[.E28]/[.G28]" office:value-type="float" office:value="0.625" calcext:value-type="float">
            <text:p>0,63</text:p>
          </table:table-cell>
          <table:table-cell table:formula="of:=[.G28]/[.E28]" office:value-type="float" office:value="1.6" calcext:value-type="float">
            <text:p>1,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rüsszelbe.megy.VERB</text:p>
          </table:table-cell>
          <table:table-cell office:value-type="string" calcext:value-type="string">
            <text:p>kor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29]+[.G29]" office:value-type="float" office:value="32" calcext:value-type="float">
            <text:p>32</text:p>
          </table:table-cell>
          <table:table-cell table:formula="of:=[.E29]/[.G29]" office:value-type="float" office:value="0.6" calcext:value-type="float">
            <text:p>0,60</text:p>
          </table:table-cell>
          <table:table-cell table:formula="of:=[.G29]/[.E29]" office:value-type="float" office:value="1.66666666666667" calcext:value-type="float">
            <text:p>1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Brüsszelnek.ad.VERB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30]+[.G30]" office:value-type="float" office:value="25" calcext:value-type="float">
            <text:p>25</text:p>
          </table:table-cell>
          <table:table-cell table:formula="of:=[.E30]/[.G30]" office:value-type="float" office:value="0.5625" calcext:value-type="float">
            <text:p>0,56</text:p>
          </table:table-cell>
          <table:table-cell table:formula="of:=[.G30]/[.E30]" office:value-type="float" office:value="1.77777777777778" calcext:value-type="float">
            <text:p>1,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rüsszel.mond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31]+[.G31]" office:value-type="float" office:value="37" calcext:value-type="float">
            <text:p>37</text:p>
          </table:table-cell>
          <table:table-cell table:formula="of:=[.E31]/[.G31]" office:value-type="float" office:value="0.541666666666667" calcext:value-type="float">
            <text:p>0,54</text:p>
          </table:table-cell>
          <table:table-cell table:formula="of:=[.G31]/[.E31]" office:value-type="float" office:value="1.84615384615385" calcext:value-type="float">
            <text:p>1,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rüsszelben.megszavaz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32]+[.G32]" office:value-type="float" office:value="32" calcext:value-type="float">
            <text:p>32</text:p>
          </table:table-cell>
          <table:table-cell table:formula="of:=[.E32]/[.G32]" office:value-type="float" office:value="0.454545454545455" calcext:value-type="float">
            <text:p>0,45</text:p>
          </table:table-cell>
          <table:table-cell table:formula="of:=[.G32]/[.E32]" office:value-type="float" office:value="2.2" calcext:value-type="float">
            <text:p>2,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rüsszelben.ír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33]+[.G33]" office:value-type="float" office:value="28" calcext:value-type="float">
            <text:p>28</text:p>
          </table:table-cell>
          <table:table-cell table:formula="of:=[.E33]/[.G33]" office:value-type="float" office:value="0.4" calcext:value-type="float">
            <text:p>0,40</text:p>
          </table:table-cell>
          <table:table-cell table:formula="of:=[.G33]/[.E33]" office:value-type="float" office:value="2.5" calcext:value-type="float">
            <text:p>2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rüsszeltől.vár.VERB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34]+[.G34]" office:value-type="float" office:value="33" calcext:value-type="float">
            <text:p>33</text:p>
          </table:table-cell>
          <table:table-cell table:formula="of:=[.E34]/[.G34]" office:value-type="float" office:value="0.269230769230769" calcext:value-type="float">
            <text:p>0,27</text:p>
          </table:table-cell>
          <table:table-cell table:formula="of:=[.G34]/[.E34]" office:value-type="float" office:value="3.71428571428571" calcext:value-type="float">
            <text:p>3,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rüsszelbe.kimegy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E35]+[.G35]" office:value-type="float" office:value="45" calcext:value-type="float">
            <text:p>45</text:p>
          </table:table-cell>
          <table:table-cell table:formula="of:=[.E35]/[.G35]" office:value-type="float" office:value="0.125" calcext:value-type="float">
            <text:p>0,13</text:p>
          </table:table-cell>
          <table:table-cell table:formula="of:=[.G35]/[.E35]" office:value-type="float" office:value="8" calcext:value-type="float">
            <text:p>8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rüsszelt.állít.VERB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36]+[.G36]" office:value-type="float" office:value="38" calcext:value-type="float">
            <text:p>38</text:p>
          </table:table-cell>
          <table:table-cell table:formula="of:=[.E36]/[.G36]" office:value-type="float" office:value="0.117647058823529" calcext:value-type="float">
            <text:p>0,12</text:p>
          </table:table-cell>
          <table:table-cell table:formula="of:=[.G36]/[.E36]" office:value-type="float" office:value="8.5" calcext:value-type="float">
            <text:p>8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rüsszeli.pénz.NOUN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E37]+[.G37]" office:value-type="float" office:value="52" calcext:value-type="float">
            <text:p>52</text:p>
          </table:table-cell>
          <table:table-cell table:formula="of:=[.E37]/[.G37]" office:value-type="float" office:value="0.0833333333333333" calcext:value-type="float">
            <text:p>0,08</text:p>
          </table:table-cell>
          <table:table-cell table:formula="of:=[.G37]/[.E37]" office:value-type="float" office:value="12" calcext:value-type="float">
            <text:p>12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rüsszelre.mutogat.VERB</text:p>
          </table:table-cell>
          <table:table-cell office:value-type="string" calcext:value-type="string">
            <text:p>k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le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E38]+[.G38]" office:value-type="float" office:value="62" calcext:value-type="float">
            <text:p>62</text:p>
          </table:table-cell>
          <table:table-cell table:formula="of:=[.E38]/[.G38]" office:value-type="float" office:value="0" calcext:value-type="float">
            <text:p>0,00</text:p>
          </table:table-cell>
          <table:table-cell table:formula="of:=[.G38]/[.E38]" office:value-type="string" office:string-value="" calcext:value-type="error">
            <text:p>#ZÉRÓOSZTÓ!</text:p>
          </table:table-cell>
          <table:table-cell table:number-columns-repeated="1009"/>
        </table:table-row>
        <table:table-row table:style-name="ro1" table:number-rows-repeated="64">
          <table:table-cell table:number-columns-repeated="1020"/>
        </table:table-row>
        <table:table-row table:style-name="ro1" table:number-rows-repeated="104847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dep_bigrams_stat.manual fq&gt;=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2" table:default-cell-style-name="ce3"/>
        <table:table-column table:style-name="co8" table:number-columns-repeated="1009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db</text:p>
          </table:table-cell>
          <table:table-cell table:style-name="ce1"/>
          <table:table-cell table:style-name="ce1" office:value-type="string" calcext:value-type="string">
            <text:p>db (norm)</text:p>
          </table:table-cell>
          <table:table-cell table:style-name="ce1"/>
          <table:table-cell table:style-name="ce1" office:value-type="string" calcext:value-type="string">
            <text:p>össz</text:p>
          </table:table-cell>
          <table:table-cell table:style-name="ce2" office:value-type="string" calcext:value-type="string">
            <text:p>korm</text:p>
          </table:table-cell>
          <table:table-cell table:style-name="ce2" office:value-type="string" calcext:value-type="string">
            <text:p>elle</text:p>
          </table:table-cell>
          <table:table-cell table:style-name="ce1" table:number-columns-repeated="100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rüsszeli.elit.NOUN</text:p>
          </table:table-cell>
          <table:table-cell office:value-type="string" calcext:value-type="string">
            <text:p>k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]+[.G2]" office:value-type="float" office:value="40" calcext:value-type="float">
            <text:p>40</text:p>
          </table:table-cell>
          <table:table-cell table:formula="of:=[.E2]/[.G2]" office:value-type="string" office:string-value="" calcext:value-type="error">
            <text:p>#ZÉRÓOSZTÓ!</text:p>
          </table:table-cell>
          <table:table-cell table:formula="of:=[.G2]/[.E2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rüsszelből.kap.VERB</text:p>
          </table:table-cell>
          <table:table-cell office:value-type="string" calcext:value-type="string">
            <text:p>kor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3]+[.G3]" office:value-type="float" office:value="31" calcext:value-type="float">
            <text:p>31</text:p>
          </table:table-cell>
          <table:table-cell table:formula="of:=[.E3]/[.G3]" office:value-type="string" office:string-value="" calcext:value-type="error">
            <text:p>#ZÉRÓOSZTÓ!</text:p>
          </table:table-cell>
          <table:table-cell table:formula="of:=[.G3]/[.E3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rüsszeli.intézmény.NOUN</text:p>
          </table:table-cell>
          <table:table-cell office:value-type="string" calcext:value-type="string">
            <text:p>kor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4]+[.G4]" office:value-type="float" office:value="21" calcext:value-type="float">
            <text:p>21</text:p>
          </table:table-cell>
          <table:table-cell table:formula="of:=[.E4]/[.G4]" office:value-type="string" office:string-value="" calcext:value-type="error">
            <text:p>#ZÉRÓOSZTÓ!</text:p>
          </table:table-cell>
          <table:table-cell table:formula="of:=[.G4]/[.E4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rüsszel.elhibázott.ADJ</text:p>
          </table:table-cell>
          <table:table-cell office:value-type="string" calcext:value-type="string">
            <text:p>kor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]+[.G5]" office:value-type="float" office:value="14" calcext:value-type="float">
            <text:p>14</text:p>
          </table:table-cell>
          <table:table-cell table:formula="of:=[.E5]/[.G5]" office:value-type="string" office:string-value="" calcext:value-type="error">
            <text:p>#ZÉRÓOSZTÓ!</text:p>
          </table:table-cell>
          <table:table-cell table:formula="of:=[.G5]/[.E5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brüsszeli.csomag.NOUN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]+[.G6]" office:value-type="float" office:value="5" calcext:value-type="float">
            <text:p>5</text:p>
          </table:table-cell>
          <table:table-cell table:formula="of:=[.E6]/[.G6]" office:value-type="string" office:string-value="" calcext:value-type="error">
            <text:p>#ZÉRÓOSZTÓ!</text:p>
          </table:table-cell>
          <table:table-cell table:formula="of:=[.G6]/[.E6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brüsszeli.biztos.ADJ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7]+[.G7]" office:value-type="float" office:value="13" calcext:value-type="float">
            <text:p>13</text:p>
          </table:table-cell>
          <table:table-cell table:formula="of:=[.E7]/[.G7]" office:value-type="string" office:string-value="" calcext:value-type="error">
            <text:p>#ZÉRÓOSZTÓ!</text:p>
          </table:table-cell>
          <table:table-cell table:formula="of:=[.G7]/[.E7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rüsszelre.bíz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8]+[.G8]" office:value-type="float" office:value="10" calcext:value-type="float">
            <text:p>10</text:p>
          </table:table-cell>
          <table:table-cell table:formula="of:=[.E8]/[.G8]" office:value-type="string" office:string-value="" calcext:value-type="error">
            <text:p>#ZÉRÓOSZTÓ!</text:p>
          </table:table-cell>
          <table:table-cell table:formula="of:=[.G8]/[.E8]" office:value-type="float" office:value="0" calcext:value-type="float">
            <text:p>0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rüsszeli.támadás.NOUN</text:p>
          </table:table-cell>
          <table:table-cell office:value-type="string" calcext:value-type="string">
            <text:p>k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9]+[.G9]" office:value-type="float" office:value="18" calcext:value-type="float">
            <text:p>18</text:p>
          </table:table-cell>
          <table:table-cell table:formula="of:=[.E9]/[.G9]" office:value-type="float" office:value="8" calcext:value-type="float">
            <text:p>8,00</text:p>
          </table:table-cell>
          <table:table-cell table:formula="of:=[.G9]/[.E9]" office:value-type="float" office:value="0.125" calcext:value-type="float">
            <text:p>0,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rüsszeli.politikus.NOUN</text:p>
          </table:table-cell>
          <table:table-cell office:value-type="string" calcext:value-type="string">
            <text:p>k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0]+[.G10]" office:value-type="float" office:value="34" calcext:value-type="float">
            <text:p>34</text:p>
          </table:table-cell>
          <table:table-cell table:formula="of:=[.E10]/[.G10]" office:value-type="float" office:value="7.5" calcext:value-type="float">
            <text:p>7,50</text:p>
          </table:table-cell>
          <table:table-cell table:formula="of:=[.G10]/[.E10]" office:value-type="float" office:value="0.133333333333333" calcext:value-type="float">
            <text:p>0,1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rüsszelben.születik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1]+[.G11]" office:value-type="float" office:value="15" calcext:value-type="float">
            <text:p>15</text:p>
          </table:table-cell>
          <table:table-cell table:formula="of:=[.E11]/[.G11]" office:value-type="float" office:value="6.5" calcext:value-type="float">
            <text:p>6,50</text:p>
          </table:table-cell>
          <table:table-cell table:formula="of:=[.G11]/[.E11]" office:value-type="float" office:value="0.153846153846154" calcext:value-type="float">
            <text:p>0,1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rüsszelben.dolgozik.VERB</text:p>
          </table:table-cell>
          <table:table-cell office:value-type="string" calcext:value-type="string">
            <text:p>kor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2]+[.G12]" office:value-type="float" office:value="26" calcext:value-type="float">
            <text:p>26</text:p>
          </table:table-cell>
          <table:table-cell table:formula="of:=[.E12]/[.G12]" office:value-type="float" office:value="5.5" calcext:value-type="float">
            <text:p>5,50</text:p>
          </table:table-cell>
          <table:table-cell table:formula="of:=[.G12]/[.E12]" office:value-type="float" office:value="0.181818181818182" calcext:value-type="float">
            <text:p>0,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Brüsszel.érdek.NOUN</text:p>
          </table:table-cell>
          <table:table-cell office:value-type="string" calcext:value-type="string">
            <text:p>k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3]+[.G13]" office:value-type="float" office:value="13" calcext:value-type="float">
            <text:p>13</text:p>
          </table:table-cell>
          <table:table-cell table:formula="of:=[.E13]/[.G13]" office:value-type="float" office:value="5.5" calcext:value-type="float">
            <text:p>5,50</text:p>
          </table:table-cell>
          <table:table-cell table:formula="of:=[.G13]/[.E13]" office:value-type="float" office:value="0.181818181818182" calcext:value-type="float">
            <text:p>0,1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rüsszeli.politika.NOUN</text:p>
          </table:table-cell>
          <table:table-cell office:value-type="string" calcext:value-type="string">
            <text:p>kor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l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14]+[.G14]" office:value-type="float" office:value="152" calcext:value-type="float">
            <text:p>152</text:p>
          </table:table-cell>
          <table:table-cell table:formula="of:=[.E14]/[.G14]" office:value-type="float" office:value="5.33333333333333" calcext:value-type="float">
            <text:p>5,33</text:p>
          </table:table-cell>
          <table:table-cell table:formula="of:=[.G14]/[.E14]" office:value-type="float" office:value="0.1875" calcext:value-type="float">
            <text:p>0,1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rüsszeli.terrortámadás.NOUN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5]+[.G15]" office:value-type="float" office:value="12" calcext:value-type="float">
            <text:p>12</text:p>
          </table:table-cell>
          <table:table-cell table:formula="of:=[.E15]/[.G15]" office:value-type="float" office:value="5" calcext:value-type="float">
            <text:p>5,00</text:p>
          </table:table-cell>
          <table:table-cell table:formula="of:=[.G15]/[.E15]" office:value-type="float" office:value="0.2" calcext:value-type="float">
            <text:p>0,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brüsszeli.vezető.NOUN</text:p>
          </table:table-cell>
          <table:table-cell office:value-type="string" calcext:value-type="string">
            <text:p>kor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6]+[.G16]" office:value-type="float" office:value="23" calcext:value-type="float">
            <text:p>23</text:p>
          </table:table-cell>
          <table:table-cell table:formula="of:=[.E16]/[.G16]" office:value-type="float" office:value="4.75" calcext:value-type="float">
            <text:p>4,75</text:p>
          </table:table-cell>
          <table:table-cell table:formula="of:=[.G16]/[.E16]" office:value-type="float" office:value="0.210526315789474" calcext:value-type="float">
            <text:p>0,2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rüsszeli.javaslat.NOUN</text:p>
          </table:table-cell>
          <table:table-cell office:value-type="string" calcext:value-type="string">
            <text:p>k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17]+[.G17]" office:value-type="float" office:value="22" calcext:value-type="float">
            <text:p>22</text:p>
          </table:table-cell>
          <table:table-cell table:formula="of:=[.E17]/[.G17]" office:value-type="float" office:value="4.5" calcext:value-type="float">
            <text:p>4,50</text:p>
          </table:table-cell>
          <table:table-cell table:formula="of:=[.G17]/[.E17]" office:value-type="float" office:value="0.222222222222222" calcext:value-type="float">
            <text:p>0,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brüsszeli.érdek.NOUN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8]+[.G18]" office:value-type="float" office:value="11" calcext:value-type="float">
            <text:p>11</text:p>
          </table:table-cell>
          <table:table-cell table:formula="of:=[.E18]/[.G18]" office:value-type="float" office:value="4.5" calcext:value-type="float">
            <text:p>4,50</text:p>
          </table:table-cell>
          <table:table-cell table:formula="of:=[.G18]/[.E18]" office:value-type="float" office:value="0.222222222222222" calcext:value-type="float">
            <text:p>0,2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rüsszelből.támad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9]+[.G19]" office:value-type="float" office:value="10" calcext:value-type="float">
            <text:p>10</text:p>
          </table:table-cell>
          <table:table-cell table:formula="of:=[.E19]/[.G19]" office:value-type="float" office:value="4" calcext:value-type="float">
            <text:p>4,00</text:p>
          </table:table-cell>
          <table:table-cell table:formula="of:=[.G19]/[.E19]" office:value-type="float" office:value="0.25" calcext:value-type="float">
            <text:p>0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rüsszeli.testület.NOUN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0]+[.G20]" office:value-type="float" office:value="10" calcext:value-type="float">
            <text:p>10</text:p>
          </table:table-cell>
          <table:table-cell table:formula="of:=[.E20]/[.G20]" office:value-type="float" office:value="4" calcext:value-type="float">
            <text:p>4,00</text:p>
          </table:table-cell>
          <table:table-cell table:formula="of:=[.G20]/[.E20]" office:value-type="float" office:value="0.25" calcext:value-type="float">
            <text:p>0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Brüsszel.áll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1]+[.G21]" office:value-type="float" office:value="10" calcext:value-type="float">
            <text:p>10</text:p>
          </table:table-cell>
          <table:table-cell table:formula="of:=[.E21]/[.G21]" office:value-type="float" office:value="4" calcext:value-type="float">
            <text:p>4,00</text:p>
          </table:table-cell>
          <table:table-cell table:formula="of:=[.G21]/[.E21]" office:value-type="float" office:value="0.25" calcext:value-type="float">
            <text:p>0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Brüsszelben.akadályoz.VERB</text:p>
          </table:table-cell>
          <table:table-cell office:value-type="string" calcext:value-type="string">
            <text:p>k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2]+[.G22]" office:value-type="float" office:value="19" calcext:value-type="float">
            <text:p>19</text:p>
          </table:table-cell>
          <table:table-cell table:formula="of:=[.E22]/[.G22]" office:value-type="float" office:value="3.75" calcext:value-type="float">
            <text:p>3,75</text:p>
          </table:table-cell>
          <table:table-cell table:formula="of:=[.G22]/[.E22]" office:value-type="float" office:value="0.266666666666667" calcext:value-type="float">
            <text:p>0,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rüsszeli.bürokraták.NOUN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3]+[.G23]" office:value-type="float" office:value="9" calcext:value-type="float">
            <text:p>9</text:p>
          </table:table-cell>
          <table:table-cell table:formula="of:=[.E23]/[.G23]" office:value-type="float" office:value="3.5" calcext:value-type="float">
            <text:p>3,50</text:p>
          </table:table-cell>
          <table:table-cell table:formula="of:=[.G23]/[.E23]" office:value-type="float" office:value="0.285714285714286" calcext:value-type="float">
            <text:p>0,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rüsszeli.beszerzés.NOUN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]+[.G24]" office:value-type="float" office:value="9" calcext:value-type="float">
            <text:p>9</text:p>
          </table:table-cell>
          <table:table-cell table:formula="of:=[.E24]/[.G24]" office:value-type="float" office:value="3.5" calcext:value-type="float">
            <text:p>3,50</text:p>
          </table:table-cell>
          <table:table-cell table:formula="of:=[.G24]/[.E24]" office:value-type="float" office:value="0.285714285714286" calcext:value-type="float">
            <text:p>0,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Brüsszel.kényszerít.VERB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5]+[.G25]" office:value-type="float" office:value="9" calcext:value-type="float">
            <text:p>9</text:p>
          </table:table-cell>
          <table:table-cell table:formula="of:=[.E25]/[.G25]" office:value-type="float" office:value="3.5" calcext:value-type="float">
            <text:p>3,50</text:p>
          </table:table-cell>
          <table:table-cell table:formula="of:=[.G25]/[.E25]" office:value-type="float" office:value="0.285714285714286" calcext:value-type="float">
            <text:p>0,2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rüsszel.tesz.VERB</text:p>
          </table:table-cell>
          <table:table-cell office:value-type="string" calcext:value-type="string">
            <text:p>kor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26]+[.G26]" office:value-type="float" office:value="25" calcext:value-type="float">
            <text:p>25</text:p>
          </table:table-cell>
          <table:table-cell table:formula="of:=[.E26]/[.G26]" office:value-type="float" office:value="3.16666666666667" calcext:value-type="float">
            <text:p>3,17</text:p>
          </table:table-cell>
          <table:table-cell table:formula="of:=[.G26]/[.E26]" office:value-type="float" office:value="0.31578947368421" calcext:value-type="float">
            <text:p>0,3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brüsszeli.vezetés.NOUN</text:p>
          </table:table-cell>
          <table:table-cell office:value-type="string" calcext:value-type="string">
            <text:p>kor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7]+[.G27]" office:value-type="float" office:value="16" calcext:value-type="float">
            <text:p>16</text:p>
          </table:table-cell>
          <table:table-cell table:formula="of:=[.E27]/[.G27]" office:value-type="float" office:value="3" calcext:value-type="float">
            <text:p>3,00</text:p>
          </table:table-cell>
          <table:table-cell table:formula="of:=[.G27]/[.E27]" office:value-type="float" office:value="0.333333333333333" calcext:value-type="float">
            <text:p>0,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brüsszeli.döntéshozó.NOUN</text:p>
          </table:table-cell>
          <table:table-cell office:value-type="string" calcext:value-type="string">
            <text:p>kor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28]+[.G28]" office:value-type="float" office:value="30" calcext:value-type="float">
            <text:p>30</text:p>
          </table:table-cell>
          <table:table-cell table:formula="of:=[.E28]/[.G28]" office:value-type="float" office:value="2.75" calcext:value-type="float">
            <text:p>2,75</text:p>
          </table:table-cell>
          <table:table-cell table:formula="of:=[.G28]/[.E28]" office:value-type="float" office:value="0.363636363636364" calcext:value-type="float">
            <text:p>0,3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üsszeli.Bizottság.PROPN</text:p>
          </table:table-cell>
          <table:table-cell office:value-type="string" calcext:value-type="string">
            <text:p>kor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29]+[.G29]" office:value-type="float" office:value="43" calcext:value-type="float">
            <text:p>43</text:p>
          </table:table-cell>
          <table:table-cell table:formula="of:=[.E29]/[.G29]" office:value-type="float" office:value="2.58333333333333" calcext:value-type="float">
            <text:p>2,58</text:p>
          </table:table-cell>
          <table:table-cell table:formula="of:=[.G29]/[.E29]" office:value-type="float" office:value="0.387096774193548" calcext:value-type="float">
            <text:p>0,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üsszeli.szankció.NOUN</text:p>
          </table:table-cell>
          <table:table-cell office:value-type="string" calcext:value-type="string">
            <text:p>kor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lle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E30]+[.G30]" office:value-type="float" office:value="193" calcext:value-type="float">
            <text:p>193</text:p>
          </table:table-cell>
          <table:table-cell table:formula="of:=[.E30]/[.G30]" office:value-type="float" office:value="2.57407407407407" calcext:value-type="float">
            <text:p>2,57</text:p>
          </table:table-cell>
          <table:table-cell table:formula="of:=[.G30]/[.E30]" office:value-type="float" office:value="0.388489208633094" calcext:value-type="float">
            <text:p>0,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rüsszeli.bürokrácia.NOUN</text:p>
          </table:table-cell>
          <table:table-cell office:value-type="string" calcext:value-type="string">
            <text:p>kor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31]+[.G31]" office:value-type="float" office:value="47" calcext:value-type="float">
            <text:p>47</text:p>
          </table:table-cell>
          <table:table-cell table:formula="of:=[.E31]/[.G31]" office:value-type="float" office:value="2.35714285714286" calcext:value-type="float">
            <text:p>2,36</text:p>
          </table:table-cell>
          <table:table-cell table:formula="of:=[.G31]/[.E31]" office:value-type="float" office:value="0.424242424242424" calcext:value-type="float">
            <text:p>0,4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rüsszeli.bürokrata.NOUN</text:p>
          </table:table-cell>
          <table:table-cell office:value-type="string" calcext:value-type="string">
            <text:p>kor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le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E32]+[.G32]" office:value-type="float" office:value="169" calcext:value-type="float">
            <text:p>169</text:p>
          </table:table-cell>
          <table:table-cell table:formula="of:=[.E32]/[.G32]" office:value-type="float" office:value="2.25" calcext:value-type="float">
            <text:p>2,25</text:p>
          </table:table-cell>
          <table:table-cell table:formula="of:=[.G32]/[.E32]" office:value-type="float" office:value="0.444444444444444" calcext:value-type="float">
            <text:p>0,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rüsszel.politika.NOUN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3]+[.G33]" office:value-type="float" office:value="13" calcext:value-type="float">
            <text:p>13</text:p>
          </table:table-cell>
          <table:table-cell table:formula="of:=[.E33]/[.G33]" office:value-type="float" office:value="2.25" calcext:value-type="float">
            <text:p>2,25</text:p>
          </table:table-cell>
          <table:table-cell table:formula="of:=[.G33]/[.E33]" office:value-type="float" office:value="0.444444444444444" calcext:value-type="float">
            <text:p>0,4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üsszeli.döntés.NOUN</text:p>
          </table:table-cell>
          <table:table-cell office:value-type="string" calcext:value-type="string">
            <text:p>kor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34]+[.G34]" office:value-type="float" office:value="38" calcext:value-type="float">
            <text:p>38</text:p>
          </table:table-cell>
          <table:table-cell table:formula="of:=[.E34]/[.G34]" office:value-type="float" office:value="2.16666666666667" calcext:value-type="float">
            <text:p>2,17</text:p>
          </table:table-cell>
          <table:table-cell table:formula="of:=[.G34]/[.E34]" office:value-type="float" office:value="0.461538461538462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rüsszeli.terv.NOUN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35]+[.G35]" office:value-type="float" office:value="19" calcext:value-type="float">
            <text:p>19</text:p>
          </table:table-cell>
          <table:table-cell table:formula="of:=[.E35]/[.G35]" office:value-type="float" office:value="2.16666666666667" calcext:value-type="float">
            <text:p>2,17</text:p>
          </table:table-cell>
          <table:table-cell table:formula="of:=[.G35]/[.E35]" office:value-type="float" office:value="0.461538461538462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rüsszelben.kerül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36]+[.G36]" office:value-type="float" office:value="19" calcext:value-type="float">
            <text:p>19</text:p>
          </table:table-cell>
          <table:table-cell table:formula="of:=[.E36]/[.G36]" office:value-type="float" office:value="2.16666666666667" calcext:value-type="float">
            <text:p>2,17</text:p>
          </table:table-cell>
          <table:table-cell table:formula="of:=[.G36]/[.E36]" office:value-type="float" office:value="0.461538461538462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Brüsszelben.támad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7]+[.G37]" office:value-type="float" office:value="12" calcext:value-type="float">
            <text:p>12</text:p>
          </table:table-cell>
          <table:table-cell table:formula="of:=[.E37]/[.G37]" office:value-type="float" office:value="2" calcext:value-type="float">
            <text:p>2,00</text:p>
          </table:table-cell>
          <table:table-cell table:formula="of:=[.G37]/[.E37]" office:value-type="float" office:value="0.5" calcext:value-type="float">
            <text:p>0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Brüsszelnek.enged.VERB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8]+[.G38]" office:value-type="float" office:value="11" calcext:value-type="float">
            <text:p>11</text:p>
          </table:table-cell>
          <table:table-cell table:formula="of:=[.E38]/[.G38]" office:value-type="float" office:value="1.75" calcext:value-type="float">
            <text:p>1,75</text:p>
          </table:table-cell>
          <table:table-cell table:formula="of:=[.G38]/[.E38]" office:value-type="float" office:value="0.571428571428571" calcext:value-type="float">
            <text:p>0,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rüsszelben.van.VERB</text:p>
          </table:table-cell>
          <table:table-cell office:value-type="string" calcext:value-type="string">
            <text:p>kor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39]+[.G39]" office:value-type="float" office:value="54" calcext:value-type="float">
            <text:p>54</text:p>
          </table:table-cell>
          <table:table-cell table:formula="of:=[.E39]/[.G39]" office:value-type="float" office:value="1.7" calcext:value-type="float">
            <text:p>1,70</text:p>
          </table:table-cell>
          <table:table-cell table:formula="of:=[.G39]/[.E39]" office:value-type="float" office:value="0.588235294117647" calcext:value-type="float">
            <text:p>0,5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Brüsszel.akar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40]+[.G40]" office:value-type="float" office:value="16" calcext:value-type="float">
            <text:p>16</text:p>
          </table:table-cell>
          <table:table-cell table:formula="of:=[.E40]/[.G40]" office:value-type="float" office:value="1.66666666666667" calcext:value-type="float">
            <text:p>1,67</text:p>
          </table:table-cell>
          <table:table-cell table:formula="of:=[.G40]/[.E40]" office:value-type="float" office:value="0.6" calcext:value-type="float">
            <text:p>0,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Brüsszelből.jön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41]+[.G41]" office:value-type="float" office:value="16" calcext:value-type="float">
            <text:p>16</text:p>
          </table:table-cell>
          <table:table-cell table:formula="of:=[.E41]/[.G41]" office:value-type="float" office:value="1.66666666666667" calcext:value-type="float">
            <text:p>1,67</text:p>
          </table:table-cell>
          <table:table-cell table:formula="of:=[.G41]/[.E41]" office:value-type="float" office:value="0.6" calcext:value-type="float">
            <text:p>0,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Brüsszelbe.jár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42]+[.G42]" office:value-type="float" office:value="16" calcext:value-type="float">
            <text:p>16</text:p>
          </table:table-cell>
          <table:table-cell table:formula="of:=[.E42]/[.G42]" office:value-type="float" office:value="1.66666666666667" calcext:value-type="float">
            <text:p>1,67</text:p>
          </table:table-cell>
          <table:table-cell table:formula="of:=[.G42]/[.E42]" office:value-type="float" office:value="0.6" calcext:value-type="float">
            <text:p>0,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üsszelben.képvisel.VERB</text:p>
          </table:table-cell>
          <table:table-cell office:value-type="string" calcext:value-type="string">
            <text:p>ko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l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43]+[.G43]" office:value-type="float" office:value="63" calcext:value-type="float">
            <text:p>63</text:p>
          </table:table-cell>
          <table:table-cell table:formula="of:=[.E43]/[.G43]" office:value-type="float" office:value="1.625" calcext:value-type="float">
            <text:p>1,63</text:p>
          </table:table-cell>
          <table:table-cell table:formula="of:=[.G43]/[.E43]" office:value-type="float" office:value="0.615384615384615" calcext:value-type="float">
            <text:p>0,6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rüsszel.vesz.VERB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44]+[.G44]" office:value-type="float" office:value="15" calcext:value-type="float">
            <text:p>15</text:p>
          </table:table-cell>
          <table:table-cell table:formula="of:=[.E44]/[.G44]" office:value-type="float" office:value="1.5" calcext:value-type="float">
            <text:p>1,50</text:p>
          </table:table-cell>
          <table:table-cell table:formula="of:=[.G44]/[.E44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Brüsszelben.lát.VERB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45]+[.G45]" office:value-type="float" office:value="15" calcext:value-type="float">
            <text:p>15</text:p>
          </table:table-cell>
          <table:table-cell table:formula="of:=[.E45]/[.G45]" office:value-type="float" office:value="1.5" calcext:value-type="float">
            <text:p>1,50</text:p>
          </table:table-cell>
          <table:table-cell table:formula="of:=[.G45]/[.E45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Brüsszelben.zajlik.VERB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46]+[.G46]" office:value-type="float" office:value="15" calcext:value-type="float">
            <text:p>15</text:p>
          </table:table-cell>
          <table:table-cell table:formula="of:=[.E46]/[.G46]" office:value-type="float" office:value="1.5" calcext:value-type="float">
            <text:p>1,50</text:p>
          </table:table-cell>
          <table:table-cell table:formula="of:=[.G46]/[.E46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Brüsszel.támad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47]+[.G47]" office:value-type="float" office:value="10" calcext:value-type="float">
            <text:p>10</text:p>
          </table:table-cell>
          <table:table-cell table:formula="of:=[.E47]/[.G47]" office:value-type="float" office:value="1.5" calcext:value-type="float">
            <text:p>1,50</text:p>
          </table:table-cell>
          <table:table-cell table:formula="of:=[.G47]/[.E47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Brüsszel.indít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48]+[.G48]" office:value-type="float" office:value="10" calcext:value-type="float">
            <text:p>10</text:p>
          </table:table-cell>
          <table:table-cell table:formula="of:=[.E48]/[.G48]" office:value-type="float" office:value="1.5" calcext:value-type="float">
            <text:p>1,50</text:p>
          </table:table-cell>
          <table:table-cell table:formula="of:=[.G48]/[.E48]" office:value-type="float" office:value="0.666666666666667" calcext:value-type="float">
            <text:p>0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Brüsszelben.tesz.VERB</text:p>
          </table:table-cell>
          <table:table-cell office:value-type="string" calcext:value-type="string">
            <text:p>ko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49]+[.G49]" office:value-type="float" office:value="29" calcext:value-type="float">
            <text:p>29</text:p>
          </table:table-cell>
          <table:table-cell table:formula="of:=[.E49]/[.G49]" office:value-type="float" office:value="1.41666666666667" calcext:value-type="float">
            <text:p>1,42</text:p>
          </table:table-cell>
          <table:table-cell table:formula="of:=[.G49]/[.E49]" office:value-type="float" office:value="0.705882352941176" calcext:value-type="float">
            <text:p>0,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üsszelben.lesz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50]+[.G50]" office:value-type="float" office:value="14" calcext:value-type="float">
            <text:p>14</text:p>
          </table:table-cell>
          <table:table-cell table:formula="of:=[.E50]/[.G50]" office:value-type="float" office:value="1.33333333333333" calcext:value-type="float">
            <text:p>1,33</text:p>
          </table:table-cell>
          <table:table-cell table:formula="of:=[.G50]/[.E50]" office:value-type="float" office:value="0.75" calcext:value-type="float">
            <text:p>0,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Brüsszel.dönt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51]+[.G51]" office:value-type="float" office:value="14" calcext:value-type="float">
            <text:p>14</text:p>
          </table:table-cell>
          <table:table-cell table:formula="of:=[.E51]/[.G51]" office:value-type="float" office:value="1.33333333333333" calcext:value-type="float">
            <text:p>1,33</text:p>
          </table:table-cell>
          <table:table-cell table:formula="of:=[.G51]/[.E51]" office:value-type="float" office:value="0.75" calcext:value-type="float">
            <text:p>0,7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Brüsszelből.érkezik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52]+[.G52]" office:value-type="float" office:value="23" calcext:value-type="float">
            <text:p>23</text:p>
          </table:table-cell>
          <table:table-cell table:formula="of:=[.E52]/[.G52]" office:value-type="float" office:value="1.3" calcext:value-type="float">
            <text:p>1,30</text:p>
          </table:table-cell>
          <table:table-cell table:formula="of:=[.G52]/[.E52]" office:value-type="float" office:value="0.769230769230769" calcext:value-type="float">
            <text:p>0,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Brüsszelbe.küld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53]+[.G53]" office:value-type="float" office:value="23" calcext:value-type="float">
            <text:p>23</text:p>
          </table:table-cell>
          <table:table-cell table:formula="of:=[.E53]/[.G53]" office:value-type="float" office:value="1.3" calcext:value-type="float">
            <text:p>1,30</text:p>
          </table:table-cell>
          <table:table-cell table:formula="of:=[.G53]/[.E53]" office:value-type="float" office:value="0.769230769230769" calcext:value-type="float">
            <text:p>0,7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rüsszelben.támogat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4]+[.G54]" office:value-type="float" office:value="18" calcext:value-type="float">
            <text:p>18</text:p>
          </table:table-cell>
          <table:table-cell table:formula="of:=[.E54]/[.G54]" office:value-type="float" office:value="1.25" calcext:value-type="float">
            <text:p>1,25</text:p>
          </table:table-cell>
          <table:table-cell table:formula="of:=[.G54]/[.E54]" office:value-type="float" office:value="0.8" calcext:value-type="float">
            <text:p>0,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rüsszeli.bürokratá.NOUN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55]+[.G55]" office:value-type="float" office:value="9" calcext:value-type="float">
            <text:p>9</text:p>
          </table:table-cell>
          <table:table-cell table:formula="of:=[.E55]/[.G55]" office:value-type="float" office:value="1.25" calcext:value-type="float">
            <text:p>1,25</text:p>
          </table:table-cell>
          <table:table-cell table:formula="of:=[.G55]/[.E55]" office:value-type="float" office:value="0.8" calcext:value-type="float">
            <text:p>0,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Brüsszel.fogad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56]+[.G56]" office:value-type="float" office:value="9" calcext:value-type="float">
            <text:p>9</text:p>
          </table:table-cell>
          <table:table-cell table:formula="of:=[.E56]/[.G56]" office:value-type="float" office:value="1.25" calcext:value-type="float">
            <text:p>1,25</text:p>
          </table:table-cell>
          <table:table-cell table:formula="of:=[.G56]/[.E56]" office:value-type="float" office:value="0.8" calcext:value-type="float">
            <text:p>0,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Brüsszelben.tud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57]+[.G57]" office:value-type="float" office:value="9" calcext:value-type="float">
            <text:p>9</text:p>
          </table:table-cell>
          <table:table-cell table:formula="of:=[.E57]/[.G57]" office:value-type="float" office:value="1.25" calcext:value-type="float">
            <text:p>1,25</text:p>
          </table:table-cell>
          <table:table-cell table:formula="of:=[.G57]/[.E57]" office:value-type="float" office:value="0.8" calcext:value-type="float">
            <text:p>0,8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rüsszeli.forrás.NOUN</text:p>
          </table:table-cell>
          <table:table-cell office:value-type="string" calcext:value-type="string">
            <text:p>kor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ll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58]+[.G58]" office:value-type="float" office:value="34" calcext:value-type="float">
            <text:p>34</text:p>
          </table:table-cell>
          <table:table-cell table:formula="of:=[.E58]/[.G58]" office:value-type="float" office:value="1.125" calcext:value-type="float">
            <text:p>1,13</text:p>
          </table:table-cell>
          <table:table-cell table:formula="of:=[.G58]/[.E58]" office:value-type="float" office:value="0.888888888888889" calcext:value-type="float">
            <text:p>0,8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Brüsszel.Európai.PROPN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9]+[.G59]" office:value-type="float" office:value="16" calcext:value-type="float">
            <text:p>16</text:p>
          </table:table-cell>
          <table:table-cell table:formula="of:=[.E59]/[.G59]" office:value-type="float" office:value="1" calcext:value-type="float">
            <text:p>1,00</text:p>
          </table:table-cell>
          <table:table-cell table:formula="of:=[.G59]/[.E59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Brüsszelben.vesz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60]+[.G60]" office:value-type="float" office:value="16" calcext:value-type="float">
            <text:p>16</text:p>
          </table:table-cell>
          <table:table-cell table:formula="of:=[.E60]/[.G60]" office:value-type="float" office:value="1" calcext:value-type="float">
            <text:p>1,00</text:p>
          </table:table-cell>
          <table:table-cell table:formula="of:=[.G60]/[.E60]" office:value-type="float" office:value="1" calcext:value-type="float">
            <text:p>1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rüsszeli.merénylet.NOUN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61]+[.G61]" office:value-type="float" office:value="15" calcext:value-type="float">
            <text:p>15</text:p>
          </table:table-cell>
          <table:table-cell table:formula="of:=[.E61]/[.G61]" office:value-type="float" office:value="0.875" calcext:value-type="float">
            <text:p>0,88</text:p>
          </table:table-cell>
          <table:table-cell table:formula="of:=[.G61]/[.E61]" office:value-type="float" office:value="1.14285714285714" calcext:value-type="float">
            <text:p>1,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rüsszeli.eljárás.NOUN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62]+[.G62]" office:value-type="float" office:value="15" calcext:value-type="float">
            <text:p>15</text:p>
          </table:table-cell>
          <table:table-cell table:formula="of:=[.E62]/[.G62]" office:value-type="float" office:value="0.875" calcext:value-type="float">
            <text:p>0,88</text:p>
          </table:table-cell>
          <table:table-cell table:formula="of:=[.G62]/[.E62]" office:value-type="float" office:value="1.14285714285714" calcext:value-type="float">
            <text:p>1,1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brüsszeli.képviselő.NOUN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63]+[.G63]" office:value-type="float" office:value="22" calcext:value-type="float">
            <text:p>22</text:p>
          </table:table-cell>
          <table:table-cell table:formula="of:=[.E63]/[.G63]" office:value-type="float" office:value="0.833333333333333" calcext:value-type="float">
            <text:p>0,83</text:p>
          </table:table-cell>
          <table:table-cell table:formula="of:=[.G63]/[.E63]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Brüsszelnek.kell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64]+[.G64]" office:value-type="float" office:value="11" calcext:value-type="float">
            <text:p>11</text:p>
          </table:table-cell>
          <table:table-cell table:formula="of:=[.E64]/[.G64]" office:value-type="float" office:value="0.833333333333333" calcext:value-type="float">
            <text:p>0,83</text:p>
          </table:table-cell>
          <table:table-cell table:formula="of:=[.G64]/[.E64]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brüsszeli.törekvés.NOUN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65]+[.G65]" office:value-type="float" office:value="11" calcext:value-type="float">
            <text:p>11</text:p>
          </table:table-cell>
          <table:table-cell table:formula="of:=[.E65]/[.G65]" office:value-type="float" office:value="0.833333333333333" calcext:value-type="float">
            <text:p>0,83</text:p>
          </table:table-cell>
          <table:table-cell table:formula="of:=[.G65]/[.E65]" office:value-type="float" office:value="1.2" calcext:value-type="float">
            <text:p>1,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üsszelben.mond.VERB</text:p>
          </table:table-cell>
          <table:table-cell office:value-type="string" calcext:value-type="string">
            <text:p>k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66]+[.G66]" office:value-type="float" office:value="36" calcext:value-type="float">
            <text:p>36</text:p>
          </table:table-cell>
          <table:table-cell table:formula="of:=[.E66]/[.G66]" office:value-type="float" office:value="0.8" calcext:value-type="float">
            <text:p>0,80</text:p>
          </table:table-cell>
          <table:table-cell table:formula="of:=[.G66]/[.E66]" office:value-type="float" office:value="1.25" calcext:value-type="float">
            <text:p>1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rüsszel.tud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67]+[.G67]" office:value-type="float" office:value="18" calcext:value-type="float">
            <text:p>18</text:p>
          </table:table-cell>
          <table:table-cell table:formula="of:=[.E67]/[.G67]" office:value-type="float" office:value="0.8" calcext:value-type="float">
            <text:p>0,80</text:p>
          </table:table-cell>
          <table:table-cell table:formula="of:=[.G67]/[.E67]" office:value-type="float" office:value="1.25" calcext:value-type="float">
            <text:p>1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rüsszelhez.fordul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68]+[.G68]" office:value-type="float" office:value="18" calcext:value-type="float">
            <text:p>18</text:p>
          </table:table-cell>
          <table:table-cell table:formula="of:=[.E68]/[.G68]" office:value-type="float" office:value="0.8" calcext:value-type="float">
            <text:p>0,80</text:p>
          </table:table-cell>
          <table:table-cell table:formula="of:=[.G68]/[.E68]" office:value-type="float" office:value="1.25" calcext:value-type="float">
            <text:p>1,2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Brüsszelben.dönt.VERB</text:p>
          </table:table-cell>
          <table:table-cell office:value-type="string" calcext:value-type="string">
            <text:p>k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69]+[.G69]" office:value-type="float" office:value="25" calcext:value-type="float">
            <text:p>25</text:p>
          </table:table-cell>
          <table:table-cell table:formula="of:=[.E69]/[.G69]" office:value-type="float" office:value="0.785714285714286" calcext:value-type="float">
            <text:p>0,79</text:p>
          </table:table-cell>
          <table:table-cell table:formula="of:=[.G69]/[.E69]" office:value-type="float" office:value="1.27272727272727" calcext:value-type="float">
            <text:p>1,2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rüsszelben.szavaz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0]+[.G70]" office:value-type="float" office:value="14" calcext:value-type="float">
            <text:p>14</text:p>
          </table:table-cell>
          <table:table-cell table:formula="of:=[.E70]/[.G70]" office:value-type="float" office:value="0.75" calcext:value-type="float">
            <text:p>0,75</text:p>
          </table:table-cell>
          <table:table-cell table:formula="of:=[.G70]/[.E70]" office:value-type="float" office:value="1.33333333333333" calcext:value-type="float">
            <text:p>1,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Brüsszelbe.elmegy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1]+[.G71]" office:value-type="float" office:value="14" calcext:value-type="float">
            <text:p>14</text:p>
          </table:table-cell>
          <table:table-cell table:formula="of:=[.E71]/[.G71]" office:value-type="float" office:value="0.75" calcext:value-type="float">
            <text:p>0,75</text:p>
          </table:table-cell>
          <table:table-cell table:formula="of:=[.G71]/[.E71]" office:value-type="float" office:value="1.33333333333333" calcext:value-type="float">
            <text:p>1,3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rüsszel.ad.VERB</text:p>
          </table:table-cell>
          <table:table-cell office:value-type="string" calcext:value-type="string">
            <text:p>kor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l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72]+[.G72]" office:value-type="float" office:value="30" calcext:value-type="float">
            <text:p>30</text:p>
          </table:table-cell>
          <table:table-cell table:formula="of:=[.E72]/[.G72]" office:value-type="float" office:value="0.666666666666667" calcext:value-type="float">
            <text:p>0,67</text:p>
          </table:table-cell>
          <table:table-cell table:formula="of:=[.G72]/[.E72]"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rüsszellel.van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73]+[.G73]" office:value-type="float" office:value="20" calcext:value-type="float">
            <text:p>20</text:p>
          </table:table-cell>
          <table:table-cell table:formula="of:=[.E73]/[.G73]" office:value-type="float" office:value="0.666666666666667" calcext:value-type="float">
            <text:p>0,67</text:p>
          </table:table-cell>
          <table:table-cell table:formula="of:=[.G73]/[.E73]" office:value-type="float" office:value="1.5" calcext:value-type="float">
            <text:p>1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rüsszel.van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74]+[.G74]" office:value-type="float" office:value="26" calcext:value-type="float">
            <text:p>26</text:p>
          </table:table-cell>
          <table:table-cell table:formula="of:=[.E74]/[.G74]" office:value-type="float" office:value="0.625" calcext:value-type="float">
            <text:p>0,63</text:p>
          </table:table-cell>
          <table:table-cell table:formula="of:=[.G74]/[.E74]" office:value-type="float" office:value="1.6" calcext:value-type="float">
            <text:p>1,6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rüsszelbe.megy.VERB</text:p>
          </table:table-cell>
          <table:table-cell office:value-type="string" calcext:value-type="string">
            <text:p>kor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75]+[.G75]" office:value-type="float" office:value="32" calcext:value-type="float">
            <text:p>32</text:p>
          </table:table-cell>
          <table:table-cell table:formula="of:=[.E75]/[.G75]" office:value-type="float" office:value="0.6" calcext:value-type="float">
            <text:p>0,60</text:p>
          </table:table-cell>
          <table:table-cell table:formula="of:=[.G75]/[.E75]" office:value-type="float" office:value="1.66666666666667" calcext:value-type="float">
            <text:p>1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rüsszelben.történik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6]+[.G76]" office:value-type="float" office:value="16" calcext:value-type="float">
            <text:p>16</text:p>
          </table:table-cell>
          <table:table-cell table:formula="of:=[.E76]/[.G76]" office:value-type="float" office:value="0.6" calcext:value-type="float">
            <text:p>0,60</text:p>
          </table:table-cell>
          <table:table-cell table:formula="of:=[.G76]/[.E76]" office:value-type="float" office:value="1.66666666666667" calcext:value-type="float">
            <text:p>1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rüsszelnek.üzen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7]+[.G77]" office:value-type="float" office:value="16" calcext:value-type="float">
            <text:p>16</text:p>
          </table:table-cell>
          <table:table-cell table:formula="of:=[.E77]/[.G77]" office:value-type="float" office:value="0.6" calcext:value-type="float">
            <text:p>0,60</text:p>
          </table:table-cell>
          <table:table-cell table:formula="of:=[.G77]/[.E77]" office:value-type="float" office:value="1.66666666666667" calcext:value-type="float">
            <text:p>1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Brüsszelben.áll.VERB</text:p>
          </table:table-cell>
          <table:table-cell office:value-type="string" calcext:value-type="string">
            <text:p>kor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G78]" office:value-type="float" office:value="16" calcext:value-type="float">
            <text:p>16</text:p>
          </table:table-cell>
          <table:table-cell table:formula="of:=[.E78]/[.G78]" office:value-type="float" office:value="0.6" calcext:value-type="float">
            <text:p>0,60</text:p>
          </table:table-cell>
          <table:table-cell table:formula="of:=[.G78]/[.E78]" office:value-type="float" office:value="1.66666666666667" calcext:value-type="float">
            <text:p>1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rüsszel.irány.NOUN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79]+[.G79]" office:value-type="float" office:value="19" calcext:value-type="float">
            <text:p>19</text:p>
          </table:table-cell>
          <table:table-cell table:formula="of:=[.E79]/[.G79]" office:value-type="float" office:value="0.583333333333333" calcext:value-type="float">
            <text:p>0,58</text:p>
          </table:table-cell>
          <table:table-cell table:formula="of:=[.G79]/[.E79]" office:value-type="float" office:value="1.71428571428571" calcext:value-type="float">
            <text:p>1,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Brüsszelnek.ad.VERB</text:p>
          </table:table-cell>
          <table:table-cell office:value-type="string" calcext:value-type="string">
            <text:p>kor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le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E80]+[.G80]" office:value-type="float" office:value="25" calcext:value-type="float">
            <text:p>25</text:p>
          </table:table-cell>
          <table:table-cell table:formula="of:=[.E80]/[.G80]" office:value-type="float" office:value="0.5625" calcext:value-type="float">
            <text:p>0,56</text:p>
          </table:table-cell>
          <table:table-cell table:formula="of:=[.G80]/[.E80]" office:value-type="float" office:value="1.77777777777778" calcext:value-type="float">
            <text:p>1,7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rüsszel.mond.VERB</text:p>
          </table:table-cell>
          <table:table-cell office:value-type="string" calcext:value-type="string">
            <text:p>kor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le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E81]+[.G81]" office:value-type="float" office:value="37" calcext:value-type="float">
            <text:p>37</text:p>
          </table:table-cell>
          <table:table-cell table:formula="of:=[.E81]/[.G81]" office:value-type="float" office:value="0.541666666666667" calcext:value-type="float">
            <text:p>0,54</text:p>
          </table:table-cell>
          <table:table-cell table:formula="of:=[.G81]/[.E81]" office:value-type="float" office:value="1.84615384615385" calcext:value-type="float">
            <text:p>1,8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brüsszeli.tárgyalás.NOUN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82]+[.G82]" office:value-type="float" office:value="21" calcext:value-type="float">
            <text:p>21</text:p>
          </table:table-cell>
          <table:table-cell table:formula="of:=[.E82]/[.G82]" office:value-type="float" office:value="0.5" calcext:value-type="float">
            <text:p>0,50</text:p>
          </table:table-cell>
          <table:table-cell table:formula="of:=[.G82]/[.E82]" office:value-type="float" office:value="2" calcext:value-type="float">
            <text:p>2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Brüsszel.kér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83]+[.G83]" office:value-type="float" office:value="15" calcext:value-type="float">
            <text:p>15</text:p>
          </table:table-cell>
          <table:table-cell table:formula="of:=[.E83]/[.G83]" office:value-type="float" office:value="0.5" calcext:value-type="float">
            <text:p>0,50</text:p>
          </table:table-cell>
          <table:table-cell table:formula="of:=[.G83]/[.E83]" office:value-type="float" office:value="2" calcext:value-type="float">
            <text:p>2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Brüsszeltől.kér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84]+[.G84]" office:value-type="float" office:value="15" calcext:value-type="float">
            <text:p>15</text:p>
          </table:table-cell>
          <table:table-cell table:formula="of:=[.E84]/[.G84]" office:value-type="float" office:value="0.5" calcext:value-type="float">
            <text:p>0,50</text:p>
          </table:table-cell>
          <table:table-cell table:formula="of:=[.G84]/[.E84]" office:value-type="float" office:value="2" calcext:value-type="float">
            <text:p>2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rüsszelben.megszavaz.VERB</text:p>
          </table:table-cell>
          <table:table-cell office:value-type="string" calcext:value-type="string">
            <text:p>kor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l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85]+[.G85]" office:value-type="float" office:value="32" calcext:value-type="float">
            <text:p>32</text:p>
          </table:table-cell>
          <table:table-cell table:formula="of:=[.E85]/[.G85]" office:value-type="float" office:value="0.454545454545455" calcext:value-type="float">
            <text:p>0,45</text:p>
          </table:table-cell>
          <table:table-cell table:formula="of:=[.G85]/[.E85]" office:value-type="float" office:value="2.2" calcext:value-type="float">
            <text:p>2,2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rüsszelben.ír.VERB</text:p>
          </table:table-cell>
          <table:table-cell office:value-type="string" calcext:value-type="string">
            <text:p>kor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86]+[.G86]" office:value-type="float" office:value="28" calcext:value-type="float">
            <text:p>28</text:p>
          </table:table-cell>
          <table:table-cell table:formula="of:=[.E86]/[.G86]" office:value-type="float" office:value="0.4" calcext:value-type="float">
            <text:p>0,40</text:p>
          </table:table-cell>
          <table:table-cell table:formula="of:=[.G86]/[.E86]" office:value-type="float" office:value="2.5" calcext:value-type="float">
            <text:p>2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rüsszelt.megállít.VERB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87]+[.G87]" office:value-type="float" office:value="27" calcext:value-type="float">
            <text:p>27</text:p>
          </table:table-cell>
          <table:table-cell table:formula="of:=[.E87]/[.G87]" office:value-type="float" office:value="0.35" calcext:value-type="float">
            <text:p>0,35</text:p>
          </table:table-cell>
          <table:table-cell table:formula="of:=[.G87]/[.E87]" office:value-type="float" office:value="2.85714285714286" calcext:value-type="float">
            <text:p>2,8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brüsszeli.elvárás.NOUN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88]+[.G88]" office:value-type="float" office:value="16" calcext:value-type="float">
            <text:p>16</text:p>
          </table:table-cell>
          <table:table-cell table:formula="of:=[.E88]/[.G88]" office:value-type="float" office:value="0.333333333333333" calcext:value-type="float">
            <text:p>0,33</text:p>
          </table:table-cell>
          <table:table-cell table:formula="of:=[.G88]/[.E88]" office:value-type="float" office:value="3" calcext:value-type="float">
            <text:p>3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Brüsszelben.kell.VERB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89]+[.G89]" office:value-type="float" office:value="16" calcext:value-type="float">
            <text:p>16</text:p>
          </table:table-cell>
          <table:table-cell table:formula="of:=[.E89]/[.G89]" office:value-type="float" office:value="0.333333333333333" calcext:value-type="float">
            <text:p>0,33</text:p>
          </table:table-cell>
          <table:table-cell table:formula="of:=[.G89]/[.E89]" office:value-type="float" office:value="3" calcext:value-type="float">
            <text:p>3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Brüsszellel.folytat.VERB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90]+[.G90]" office:value-type="float" office:value="18" calcext:value-type="float">
            <text:p>18</text:p>
          </table:table-cell>
          <table:table-cell table:formula="of:=[.E90]/[.G90]" office:value-type="float" office:value="0.285714285714286" calcext:value-type="float">
            <text:p>0,29</text:p>
          </table:table-cell>
          <table:table-cell table:formula="of:=[.G90]/[.E90]" office:value-type="float" office:value="3.5" calcext:value-type="float">
            <text:p>3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rüsszeltől.vár.VERB</text:p>
          </table:table-cell>
          <table:table-cell office:value-type="string" calcext:value-type="string">
            <text:p>kor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l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91]+[.G91]" office:value-type="float" office:value="33" calcext:value-type="float">
            <text:p>33</text:p>
          </table:table-cell>
          <table:table-cell table:formula="of:=[.E91]/[.G91]" office:value-type="float" office:value="0.269230769230769" calcext:value-type="float">
            <text:p>0,27</text:p>
          </table:table-cell>
          <table:table-cell table:formula="of:=[.G91]/[.E91]" office:value-type="float" office:value="3.71428571428571" calcext:value-type="float">
            <text:p>3,7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Brüsszelben.tárgyal.VERB</text:p>
          </table:table-cell>
          <table:table-cell office:value-type="string" calcext:value-type="string">
            <text:p>ko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le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E92]+[.G92]" office:value-type="float" office:value="15" calcext:value-type="float">
            <text:p>15</text:p>
          </table:table-cell>
          <table:table-cell table:formula="of:=[.E92]/[.G92]" office:value-type="float" office:value="0.25" calcext:value-type="float">
            <text:p>0,25</text:p>
          </table:table-cell>
          <table:table-cell table:formula="of:=[.G92]/[.E92]" office:value-type="float" office:value="4" calcext:value-type="float">
            <text:p>4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rüsszelben.lobbizik.VERB</text:p>
          </table:table-cell>
          <table:table-cell office:value-type="string" calcext:value-type="string">
            <text:p>ko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93]+[.G93]" office:value-type="float" office:value="17" calcext:value-type="float">
            <text:p>17</text:p>
          </table:table-cell>
          <table:table-cell table:formula="of:=[.E93]/[.G93]" office:value-type="float" office:value="0.214285714285714" calcext:value-type="float">
            <text:p>0,21</text:p>
          </table:table-cell>
          <table:table-cell table:formula="of:=[.G93]/[.E93]" office:value-type="float" office:value="4.66666666666667" calcext:value-type="float">
            <text:p>4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Brüsszel.küld.VERB</text:p>
          </table:table-cell>
          <table:table-cell office:value-type="string" calcext:value-type="string">
            <text:p>ko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94]+[.G94]" office:value-type="float" office:value="17" calcext:value-type="float">
            <text:p>17</text:p>
          </table:table-cell>
          <table:table-cell table:formula="of:=[.E94]/[.G94]" office:value-type="float" office:value="0.214285714285714" calcext:value-type="float">
            <text:p>0,21</text:p>
          </table:table-cell>
          <table:table-cell table:formula="of:=[.G94]/[.E94]" office:value-type="float" office:value="4.66666666666667" calcext:value-type="float">
            <text:p>4,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brüsszeli.nyomás.NOUN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95]+[.G95]" office:value-type="float" office:value="26" calcext:value-type="float">
            <text:p>26</text:p>
          </table:table-cell>
          <table:table-cell table:formula="of:=[.E95]/[.G95]" office:value-type="float" office:value="0.181818181818182" calcext:value-type="float">
            <text:p>0,18</text:p>
          </table:table-cell>
          <table:table-cell table:formula="of:=[.G95]/[.E95]" office:value-type="float" office:value="5.5" calcext:value-type="float">
            <text:p>5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brüsszeli.diktátum.NOUN</text:p>
          </table:table-cell>
          <table:table-cell office:value-type="string" calcext:value-type="string">
            <text:p>ko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l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96]+[.G96]" office:value-type="float" office:value="21" calcext:value-type="float">
            <text:p>21</text:p>
          </table:table-cell>
          <table:table-cell table:formula="of:=[.E96]/[.G96]" office:value-type="float" office:value="0.166666666666667" calcext:value-type="float">
            <text:p>0,17</text:p>
          </table:table-cell>
          <table:table-cell table:formula="of:=[.G96]/[.E96]" office:value-type="float" office:value="6" calcext:value-type="float">
            <text:p>6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rüsszelbe.kimegy.VERB</text:p>
          </table:table-cell>
          <table:table-cell office:value-type="string" calcext:value-type="string">
            <text:p>kor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l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E97]+[.G97]" office:value-type="float" office:value="45" calcext:value-type="float">
            <text:p>45</text:p>
          </table:table-cell>
          <table:table-cell table:formula="of:=[.E97]/[.G97]" office:value-type="float" office:value="0.125" calcext:value-type="float">
            <text:p>0,13</text:p>
          </table:table-cell>
          <table:table-cell table:formula="of:=[.G97]/[.E97]" office:value-type="float" office:value="8" calcext:value-type="float">
            <text:p>8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rüsszelt.állít.VERB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98]+[.G98]" office:value-type="float" office:value="38" calcext:value-type="float">
            <text:p>38</text:p>
          </table:table-cell>
          <table:table-cell table:formula="of:=[.E98]/[.G98]" office:value-type="float" office:value="0.117647058823529" calcext:value-type="float">
            <text:p>0,12</text:p>
          </table:table-cell>
          <table:table-cell table:formula="of:=[.G98]/[.E98]" office:value-type="float" office:value="8.5" calcext:value-type="float">
            <text:p>8,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rüsszeli.pénz.NOUN</text:p>
          </table:table-cell>
          <table:table-cell office:value-type="string" calcext:value-type="string">
            <text:p>ko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le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E99]+[.G99]" office:value-type="float" office:value="52" calcext:value-type="float">
            <text:p>52</text:p>
          </table:table-cell>
          <table:table-cell table:formula="of:=[.E99]/[.G99]" office:value-type="float" office:value="0.0833333333333333" calcext:value-type="float">
            <text:p>0,08</text:p>
          </table:table-cell>
          <table:table-cell table:formula="of:=[.G99]/[.E99]" office:value-type="float" office:value="12" calcext:value-type="float">
            <text:p>12,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rüsszelre.mutogat.VERB</text:p>
          </table:table-cell>
          <table:table-cell office:value-type="string" calcext:value-type="string">
            <text:p>k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le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E100]+[.G100]" office:value-type="float" office:value="62" calcext:value-type="float">
            <text:p>62</text:p>
          </table:table-cell>
          <table:table-cell table:formula="of:=[.E100]/[.G100]" office:value-type="float" office:value="0" calcext:value-type="float">
            <text:p>0,00</text:p>
          </table:table-cell>
          <table:table-cell table:formula="of:=[.G100]/[.E100]" office:value-type="string" office:string-value="" calcext:value-type="error">
            <text:p>#ZÉRÓOSZTÓ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Brüsszel.kéz.NOUN</text:p>
          </table:table-cell>
          <table:table-cell office:value-type="string" calcext:value-type="string">
            <text:p>k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le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01]+[.G101]" office:value-type="float" office:value="18" calcext:value-type="float">
            <text:p>18</text:p>
          </table:table-cell>
          <table:table-cell table:formula="of:=[.E101]/[.G101]" office:value-type="float" office:value="0" calcext:value-type="float">
            <text:p>0,00</text:p>
          </table:table-cell>
          <table:table-cell table:formula="of:=[.G101]/[.E101]" office:value-type="string" office:string-value="" calcext:value-type="error">
            <text:p>#ZÉRÓOSZTÓ!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Brüsszel.hibás.ADJ</text:p>
          </table:table-cell>
          <table:table-cell office:value-type="string" calcext:value-type="string">
            <text:p>kor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l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102]+[.G102]" office:value-type="float" office:value="14" calcext:value-type="float">
            <text:p>14</text:p>
          </table:table-cell>
          <table:table-cell table:formula="of:=[.E102]/[.G102]" office:value-type="float" office:value="0" calcext:value-type="float">
            <text:p>0,00</text:p>
          </table:table-cell>
          <table:table-cell table:formula="of:=[.G102]/[.E102]" office:value-type="string" office:string-value="" calcext:value-type="error">
            <text:p>#ZÉRÓOSZTÓ!</text:p>
          </table:table-cell>
          <table:table-cell table:number-columns-repeated="1009"/>
        </table:table-row>
        <table:table-row table:style-name="ro1" table:number-rows-repeated="104847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dep_bigrams_stat.manual fq&gt;=20'.A2:'dep_bigrams_stat.manual fq&gt;=20'.AMJ38" table:contains-header="false">
          <table:sort>
            <table:sort-by table:field-number="9" table:order="descending" table:data-type="automatic"/>
          </table:sort>
        </table:database-range>
        <table:database-range table:name="__Anonymous_Sheet_DB__1" table:target-range-address="'dep_bigrams_stat.manual fq&gt;=10'.A2:'dep_bigrams_stat.manual fq&gt;=10'.AMJ12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.00.00</text:date>, <text:time style:data-style-name="N2" text:time-value="13:06:34.278553318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4T13:23:35.626592584</dc:date>
    <dc:creator>Sass Bálint</dc:creator>
    <meta:editing-duration>PT12M27S</meta:editing-duration>
    <meta:editing-cycles>5</meta:editing-cycles>
    <meta:generator>LibreOffice/6.0.7.3$Linux_X86_64 LibreOffice_project/00m0$Build-3</meta:generator>
    <meta:document-statistic meta:table-count="2" meta:cell-count="1252" meta:object-count="0"/>
  </office:meta>
</office:document-meta>
</file>